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mas de Examen 04/07/2014</text:p>
      <text:p text:style-name="P2"/>
      <text:p text:style-name="P2"/>
      <text:p text:style-name="P2"/>
      <text:p text:style-name="P2"/>
      <text:p text:style-name="P1"/>
      <text:list xml:id="list95225368" text:style-name="L1">
        <text:list-item>
          <text:p text:style-name="P3">Explicar en el comportamiento dinamico de los sistemas, la diferencia entre homoestasis y la morfoestasis. Indicar la negentropia con cual de los dos conceptos anteriores se relaciona y explicar el porque de la respuesta.</text:p>
        </text:list-item>
        <text:list-item>
          <text:p text:style-name="P3">Que es la autonomia de un sistema. Que relacion tiene con la homoestasis</text:p>
        </text:list-item>
        <text:list-item>
          <text:p text:style-name="P3">Que es un sistema “viable” y cuales son las caracteristicas que tiene que tener un sistema para ser viable.</text:p>
        </text:list-item>
        <text:list-item>
          <text:p text:style-name="P3">Que es el control de un sistema, que relacion tiene con la meseta homeoquinetica. Concepto de estabilidad y elasticidad</text:p>
        </text:list-item>
        <text:list-item>
          <text:p text:style-name="P3">Describir la importancia de la variable tiempo en un sistema de regulacion. Como afecta el concepto de rezago y retraso</text:p>
        </text:list-item>
        <text:list-item>
          <text:p text:style-name="P3">Definir que es el contexto de un sistema, el contexto de interes y el grado de confiabilidad. Explique como se compone el contexto y el contexto de interes de una organización</text:p>
        </text:list-item>
        <text:list-item>
          <text:p text:style-name="P3">Explicar que es la organización de un sistema. Cual es la diferencia entre estructura y organización</text:p>
        </text:list-item>
        <text:list-item>
          <text:p text:style-name="P3">Cuando un sistema pierde identidad</text:p>
        </text:list-item>
        <text:list-item>
          <text:p text:style-name="P3">Que es un proceso. Tipos de procesos dentro de una organización. El mapa de procesos</text:p>
        </text:list-item>
        <text:list-item>
          <text:p text:style-name="P3">Como funciona una organización orientada a procesos. Explicar el concepto de cliente interno y el de cliente externo</text:p>
        </text:list-item>
        <text:list-item>
          <text:p text:style-name="P3">Explicar los procesos como cadena de valor. Cuando se puede eliminar una actividad dentro de un proceso</text:p>
        </text:list-item>
        <text:list-item>
          <text:p text:style-name="P3">Explicar la diferencia entre procesos y funciones</text:p>
        </text:list-item>
        <text:list-item>
          <text:p text:style-name="P3">Describir como se compone la estructura de un sistema organización (por ejemplo una empresa). Explicar la relacion entre la estructura jerarquica y los procesos</text:p>
        </text:list-item>
        <text:list-item>
          <text:p text:style-name="P3">En un organización, que es la calidad? Cual es la relacion entre calida y los procesos. Como interviene el cliente/ciudadno. Como se mide o verifica la calidad</text:p>
        </text:list-item>
        <text:list-item>
          <text:p text:style-name="P3">Que es la calidad de los datos</text:p>
        </text:list-item>
        <text:list-item>
          <text:p text:style-name="P3">Que es el conocimiento? Explicar el cliclo datos-conocimiento</text:p>
        </text:list-item>
        <text:list-item>
          <text:p text:style-name="P3">Cuales son los tipos de conocimiento dentro de una organización. Explicar como se realiza la gestion del mismo y que ventajas tiene dicha gestion</text:p>
        </text:list-item>
        <text:list-item>
          <text:p text:style-name="P3">Que es una organizaciopn inteligente, cuales son sus caracteristicas y como funcion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4:17:19</meta:creation-date>
    <dc:date>2014-07-29T14:33:06</dc:date>
    <meta:editing-duration>PT7S</meta:editing-duration>
    <meta:editing-cycles>1</meta:editing-cycles>
    <meta:document-statistic meta:table-count="0" meta:image-count="0" meta:object-count="0" meta:page-count="1" meta:paragraph-count="19" meta:word-count="338" meta:character-count="71" meta:non-whitespace-character-count="1708"/>
    <meta:generator>LibreOffice/3.5$Linux_X86_64 LibreOffice_project/350m1$Build-2</meta:generator>
  </office:meta>
</office:document-meta>
</file>